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y Picture</text:p>
      <text:p text:style-name="P1">Na powrót changelingów czekałam od bardzo dawna, więc cieszę się, że znowu je pokazali. Jednak nie spodziewałam się takiego powrotu. Odcinek jest zdecydowanie jednym z najlepszych w sezonie (jak dotąd daję mu drugie miejsce, tuż za „A Heart’s Warming Tail”). Spike wreszcie nie zachowywał się jak głupek lub sługus, a do tego miał okazję wykazać <text:s/>się odwagą. Thorax jest postacią bardzo uroczą, lekko zagubioną, łatwo go polubić. Ciekawe, czy wszystkie changelingi potrafią okazywać przyjaźń, czy to tylko on jest taki „niedorobiony”.</text:p>
      <text:p text:style-name="P1">Może zakończenie było troszeczkę przewidywalne, ale piękny morał całkowicie to wynagradza.</text:p>
      <text:p text:style-name="P1">10/10</text:p>
      <text:p text:style-name="P1"/>
      <text:p text:style-name="P1">Gandzia</text:p>
      <text:p text:style-name="P1">Moim skromnym zdaniem – mocno przeciętny odcinek. Wprawdzie postać Thoraxa jest całkiem niezła, a Spike znów pokazał swoją lepszą stronę (swoją drogą, w tym sezonie twórcy traktują go wyjątkowo łagodnie, chyba jeszcze ani razu się nie zbłaźnił), jednak fabuła była przewidywalna, a zakończenie mocno przeciętne. Cóż, może w finale sezonu rozwiną ten wątek. Mam też zastrzeżenia co do postaci Shining Armora. Z jednej strony ma dobrą motywację, by nienawidzić changelingów, o czym zresztą sam mówi, z drugiej zaś coś niepokojąco szybko zaakceptował jednego. Sam odcinek zobaczyć można, głównie przez fakt, że rusza fabułę do przodu. Ach, i dla sensownie zachowującego się Spike’a.</text:p>
      <text:p text:style-name="P1"><text:s/></text:p>
      <text:p text:style-name="P1">Cahan</text:p>
      <text:p text:style-name="P1">Spodziewałam się czegoś wybornego i się zawiodłam. Uwielbiam podmieńce, są moją ulubioną rasą z Equestrii. Myślałam, że to może być mocne, a tymczasem dostajemy płaczącą ciotkę, która od urodzenia była dobra, nie to co koledzy i koleżanki. Klasyczny kicz i tyle w temacie. Sam odcinek jest nudny, zmienny koleżka zaprzyjaźnia się ze Spike’iem, ale kucyki go nie akceptują. Spike się go wypiera, bo się boi, później żałuje i przeprasza, a na koniec śpiewa piosenkę, po której magicznie nikt już nie ma obaw co do posiadania takiego kumpla.</text:p>
      <text:p text:style-name="P1"/>
      <text:p text:style-name="P1">Dolar84</text:p>
      <text:p text:style-name="P1">Meh. Tak w skrócie mogę podsumować cały odcinek. No dobra, może nie cały, ale zdecydowanie się zawiodłem. Postać Thoraxa oprócz zabawnego imienia jest absolutnie beznadziejna. Zupełnie do mnie nie przemówił, a przeszłość jaką dali mu twórcy jest tak boleśnie naiwna, że aż obrzydzenie bierze. Nawet jego okazjonalne syczenie było nieprzekonujące. Czekałem, aż ktoś ze stada Kryśki pojawi się ponownie, ale nie w takim stylu. Czy raczej braku jakiegokolwiek stylu. Na plus mogę zapisać zachowanie Spike’a, który po raz kolejny udowodnił, że wśród kryształów potrafi być kimś. No i jeszcze jedna rzecz – strażnicy. Postacie zwykle traktowane jako tło tutaj dostały swoją rolę i wypadły całkiem dobrze. Rozbawiła mnie scena, kiedy Shining się wścieka, a dwóch gwardzistów nagle wykazuje się zdolnością znikania. Niestety to nie wystarcza, żeby zatrzeć fatalne wrażenie Thoraxa i samego zakończenia, które również było po prostu słabe. Dodajmy na koniec pierwszą kiepską piosenkę w sezonie. Nie polecam.</text:p>
      <text:p text:style-name="P1"/>
      <text:p text:style-name="P1">Macter4</text:p>
      <text:p text:style-name="P1">Mam w końcu potwierdzenie, że twórcy wracają do normalnej postaci Spike’a, po tym jak permanentnie ją niszczyli przez kilka sezonów. Dostaliśmy także dzięki postaci Thoraxa <text:soft-page-break/>trochę informacji o changelingach, czyli np. to, że posiadają samodzielną świadomość. Odcinek jest bardzo dobry, ale mam wrażenie, że w pierwotnej wersji był dużo lepszy. Potem niestety ktoś się zorientował, że mają tylko 22 minuty oraz nie mogą puścić tego jako finał. Najbardziej do tej teorii przekonuje mnie zakończenie, który jest zrobiony dosłownie tak, aby jak najszybciej skończyć, albo pojedyncze sceny gdzie wydaje mi się, że były ucinane pojedyncze klatki, aby urwać choćby 0,3 sekundy. Piosenka za to prezentuje się jako najlepsza w sezonie. Dosłownie mnie zachwycił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20:59:10.687000000</dc:date>
    <meta:editing-duration>PT20M21S</meta:editing-duration>
    <meta:document-statistic meta:table-count="0" meta:image-count="0" meta:object-count="0" meta:page-count="2" meta:paragraph-count="13" meta:word-count="547" meta:character-count="3638" meta:non-whitespace-character-count="3098"/>
  </office:meta>
</office:document-meta>
</file>